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533e" officeooo:paragraph-rsid="0009533e"/>
    </style:style>
    <style:style style:name="P2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3" style:family="paragraph" style:parent-style-name="Text_20_body">
      <style:text-properties officeooo:rsid="000c9788" officeooo:paragraph-rsid="000c9788"/>
    </style:style>
    <style:style style:name="P4" style:family="paragraph" style:parent-style-name="Text_20_body" style:list-style-name="L1">
      <style:text-properties officeooo:rsid="000c9788" officeooo:paragraph-rsid="000c9788"/>
    </style:style>
    <style:style style:name="P5" style:family="paragraph" style:parent-style-name="Text_20_body" style:list-style-name="L1">
      <style:text-properties officeooo:paragraph-rsid="000c9788"/>
    </style:style>
    <style:style style:name="P6" style:family="paragraph" style:parent-style-name="Text_20_body">
      <style:text-properties officeooo:paragraph-rsid="000c9788"/>
    </style:style>
    <style:style style:name="P7" style:family="paragraph" style:parent-style-name="Text_20_body">
      <style:text-properties officeooo:rsid="000d7f38" officeooo:paragraph-rsid="000d7f38"/>
    </style:style>
    <style:style style:name="P8" style:family="paragraph" style:parent-style-name="Text_20_body" style:list-style-name="L2">
      <style:text-properties fo:language="en" fo:country="GB" officeooo:rsid="000f3aeb" officeooo:paragraph-rsid="000f3aeb" style:font-size-asian="10.5pt"/>
    </style:style>
    <style:style style:name="P9" style:family="paragraph" style:parent-style-name="Text_20_body">
      <style:text-properties fo:language="en" fo:country="GB" officeooo:rsid="0010b0b4" officeooo:paragraph-rsid="0010b0b4" style:font-size-asian="10.5pt"/>
    </style:style>
    <style:style style:name="P10" style:family="paragraph" style:parent-style-name="Text_20_body" style:list-style-name="L2">
      <style:text-properties officeooo:paragraph-rsid="000f3aeb"/>
    </style:style>
    <style:style style:name="P11" style:family="paragraph" style:parent-style-name="Text_20_body">
      <style:text-properties officeooo:rsid="00111850" officeooo:paragraph-rsid="00111850"/>
    </style:style>
    <style:style style:name="P12" style:family="paragraph" style:parent-style-name="Text_20_body" style:list-style-name="L4">
      <style:text-properties officeooo:rsid="00111850" officeooo:paragraph-rsid="00111850"/>
    </style:style>
    <style:style style:name="P13" style:family="paragraph" style:parent-style-name="Text_20_body">
      <style:text-properties officeooo:paragraph-rsid="00148db6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1757de" officeooo:paragraph-rsid="001757de"/>
    </style:style>
    <style:style style:name="P16" style:family="paragraph" style:parent-style-name="Heading_20_2">
      <style:text-properties officeooo:paragraph-rsid="000afa0a"/>
    </style:style>
    <style:style style:name="P17" style:family="paragraph" style:parent-style-name="Heading_20_2">
      <style:text-properties officeooo:rsid="000b02e9" officeooo:paragraph-rsid="000b02e9"/>
    </style:style>
    <style:style style:name="P18" style:family="paragraph" style:parent-style-name="Heading_20_2">
      <style:text-properties officeooo:paragraph-rsid="00148db6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text-properties officeooo:rsid="000afa0a" officeooo:paragraph-rsid="000afa0a"/>
    </style:style>
    <style:style style:name="P21" style:family="paragraph" style:parent-style-name="Heading_20_1">
      <style:text-properties officeooo:rsid="000b02e9" officeooo:paragraph-rsid="000b02e9"/>
    </style:style>
    <style:style style:name="P22" style:family="paragraph" style:parent-style-name="Table_20_Contents">
      <style:text-properties officeooo:rsid="000c9788" officeooo:paragraph-rsid="000c9788"/>
    </style:style>
    <style:style style:name="P23" style:family="paragraph" style:parent-style-name="Table_20_Contents">
      <style:text-properties officeooo:rsid="000f3aeb" officeooo:paragraph-rsid="000f3aeb"/>
    </style:style>
    <style:style style:name="P24" style:family="paragraph" style:parent-style-name="Table_20_Contents">
      <style:text-properties officeooo:rsid="0010fd81" officeooo:paragraph-rsid="0010fd81"/>
    </style:style>
    <style:style style:name="P25" style:family="paragraph" style:parent-style-name="Table_20_Contents">
      <style:text-properties officeooo:rsid="00111850" officeooo:paragraph-rsid="00111850"/>
    </style:style>
    <style:style style:name="P26" style:family="paragraph" style:parent-style-name="Table_20_Contents">
      <style:text-properties officeooo:rsid="00148db6" officeooo:paragraph-rsid="00148db6"/>
    </style:style>
    <style:style style:name="P27" style:family="paragraph" style:parent-style-name="Table_20_Contents">
      <style:text-properties officeooo:rsid="0015e7fc" officeooo:paragraph-rsid="0015e7fc"/>
    </style:style>
    <style:style style:name="P28" style:family="paragraph" style:parent-style-name="Table_20_Contents">
      <style:text-properties officeooo:rsid="001757de" officeooo:paragraph-rsid="001757de"/>
    </style:style>
    <style:style style:name="P29" style:family="paragraph" style:parent-style-name="Table_20_Contents">
      <style:text-properties officeooo:rsid="0018c722" officeooo:paragraph-rsid="0018c722"/>
    </style:style>
    <style:style style:name="T1" style:family="text">
      <style:text-properties officeooo:rsid="0009533e"/>
    </style:style>
    <style:style style:name="T2" style:family="text">
      <style:text-properties fo:language="en" fo:country="GB" style:font-size-asian="10.5pt"/>
    </style:style>
    <style:style style:name="T3" style:family="text">
      <style:text-properties fo:language="en" fo:country="GB" officeooo:rsid="000f3aeb" style:font-size-asian="10.5pt"/>
    </style:style>
    <style:style style:name="T4" style:family="text">
      <style:text-properties officeooo:rsid="000afa0a"/>
    </style:style>
    <style:style style:name="T5" style:family="text">
      <style:text-properties officeooo:rsid="000c9788"/>
    </style:style>
    <style:style style:name="T6" style:family="text">
      <style:text-properties officeooo:rsid="00148db6"/>
    </style:style>
    <style:style style:name="T7" style:family="text">
      <style:text-properties officeooo:rsid="0018c7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0" text:outline-level="1">What is gpgmailencrypt</text:h>
      <text:p text:style-name="P7">Todo</text:p>
      <text:h text:style-name="Heading_20_2" text:outline-level="2">Prerequisites</text:h>
      <text:p text:style-name="P11">The following software needs to installed</text:p>
      <text:list xml:id="list3651577319032362085" text:style-name="L4">
        <text:list-item>
          <text:p text:style-name="P12">python 2.x</text:p>
        </text:list-item>
        <text:list-item>
          <text:p text:style-name="P12">gnupg (I recommend version 2)</text:p>
        </text:list-item>
        <text:list-item>
          <text:p text:style-name="P12">openssl</text:p>
        </text:list-item>
      </text:list>
      <text:h text:style-name="Heading_20_2" text:outline-level="2">PGP versus SMIME</text:h>
      <text:p text:style-name="P7">todo</text:p>
      <text:h text:style-name="Heading_20_1" text:outline-level="1">Installation</text:h>
      <text:h text:style-name="Heading_20_2" text:outline-level="2"><text:span text:style-name="T4">G</text:span>eneral</text:h>
      <text:list xml:id="list438662654070024591" text:style-name="L1">
        <text:list-item>
          <text:p text:style-name="P5"><text:span text:style-name="T5">Copy the file „gpgmailencrypt.py“ into the directory /usr/local/bin and make the file executable via </text:span>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<text:span text:style-name="T5">sudo chmod 755 /usr/local/bin/gpgmailencrypt.py</text:span></text:p>
          </table:table-cell>
        </table:table-row>
      </table:table>
      <text:list xml:id="list162354942178690" text:continue-numbering="true" text:style-name="L1">
        <text:list-item>
          <text:p text:style-name="P5"><text:span text:style-name="T5">Create a default configuration file via</text:span>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2">gpgmailencrypt.py -x &gt; ~/gpgmailencrypt.conf</text:p>
          </table:table-cell>
        </table:table-row>
      </table:table>
      <text:list xml:id="list162356024829466" text:continue-numbering="true" text:style-name="L1">
        <text:list-item>
          <text:p text:style-name="P4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2">sudo cp ~/gpgmailencrypt.conf /etc</text:p>
          </table:table-cell>
        </table:table-row>
      </table:table>
      <text:p text:style-name="P3"/>
      <text:h text:style-name="Heading_20_2" text:outline-level="2">Daemon</text:h>
      <text:list xml:id="list3892002868084351417" text:style-name="L2">
        <text:list-item>
          <text:p text:style-name="P10"><text:span text:style-name="T3">Copy the file gpgmailencrypt.init into the directory <text:s/>/etc/init.d via</text:span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3">sudo cp g<text:span text:style-name="T2">pgmailencrypt.init /etc/init.d/gpgmailencrypt</text:span></text:p>
          </table:table-cell>
        </table:table-row>
      </table:table>
      <text:list xml:id="list162355012445931" text:continue-numbering="true" text:style-name="L2">
        <text:list-item>
          <text:p text:style-name="P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3">sudo adduser gpg-mailencrypt</text:p>
          </table:table-cell>
        </table:table-row>
      </table:table>
      <text:list xml:id="list162355164737207" text:continue-numbering="true" text:style-name="L2">
        <text:list-item>
          <text:p text:style-name="P8">You can set the user in the file /etc/default/gpgmailencrypt. It should contain</text:p>
        </text:list-item>
      </text:list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p text:style-name="P23">USER="gpg-mailencrypt"</text:p>
            <text:p text:style-name="P24">DIR=”/usr/local/bin”</text:p>
          </table:table-cell>
        </table:table-row>
      </table:table>
      <text:p text:style-name="P9"/>
      <text:h text:style-name="Heading_20_1" text:outline-level="1">Configuration /etc/gpgmailencrypt.conf</text:h>
      <text:h text:style-name="P16" text:outline-level="2"><text:span text:style-name="T4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5">[default]</text:p>
            <text:p text:style-name="P25">prefered_encryption = gpginline <text:tab/><text:tab/>; valid values are 'gpginline','gpgmime' or 'smime'</text:p>
            <text:p text:style-name="P25">add_header = no <text:s text:c="8"/><text:tab/><text:tab/><text:tab/>; adds a X-GPGMailencrypt header to the mail</text:p>
            <text:p text:style-name="P25">domains = <text:s text:c="3"/><text:tab/><text:tab/> <text:s text:c="4"/><text:tab/><text:tab/><text:tab/>; comma separated list of domain names, that should be encrypted, empty is all</text:p>
            <text:p text:style-name="P25">spamsubject =***SPAM<text:tab/><text:tab/><text:tab/>; Spam recognition string, spam will not be encrypted</text:p>
            <text:p text:style-name="P25">output=mail <text:tab/><text:tab/><text:tab/><text:tab/><text:tab/>; valid values are 'mail'or 'stdout'</text:p>
            <text:p text:style-name="P25">locale=en <text:tab/><text:tab/><text:tab/><text:tab/><text:tab/>; DE|EN|ES|FR'</text:p>
            <text:p text:style-name="P25"></text:p>
            <text:p text:style-name="P25">[logging]</text:p>
            <text:p text:style-name="P25">log=none <text:tab/><text:tab/><text:tab/><text:tab/><text:tab/>; valid values are 'none', 'syslog', 'file' or 'stderr'</text:p>
            <text:p text:style-name="P25">file = /tmp/gpgmailencrypt.log</text:p>
            <text:p text:style-name="P25">debug = no</text:p>
            <text:p text:style-name="P25"></text:p>
            <text:p text:style-name="P27">[mailserver]</text:p>
            <text:p text:style-name="P25">host = 127.0.0.1<text:tab/><text:tab/><text:tab/><text:tab/>;smtp host</text:p>
            <text:p text:style-name="P25">port = 25<text:tab/> <text:s text:c="3"/><text:tab/><text:tab/><text:tab/><text:tab/>;smtp port</text:p>
            <text:p text:style-name="P25"></text:p>
            <text:p text:style-name="P25">[usermap]</text:p>
            <text:p text:style-name="P25">;user_nokey@domain.com = user_key@otherdomain.com</text:p>
            <text:p text:style-name="P25"/>
          </table:table-cell>
        </table:table-row>
      </table:table>
      <text:p text:style-name="P7"/>
      <text:h text:style-name="P18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6">[gpg]</text:p>
            <text:p text:style-name="P26">keyhome = /var/lib/gpgmailencrypt/.gnupg <text:s text:c="2"/><text:tab/>; home directory of public <text:s/>gpgkeyring</text:p>
            <text:p text:style-name="P26">gpgcommand = /usr/bin/gpg2</text:p>
            <text:p text:style-name="P26">allowgpgcomment = yes<text:tab/><text:tab/><text:tab/><text:tab/>; allow a comment string in the GPG file</text:p>
          </table:table-cell>
        </table:table-row>
      </table:table>
      <text:p text:style-name="P13"/>
      <text:h text:style-name="P18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6">[smime]</text:p>
            <text:p text:style-name="P26">keyhome = ~/.smime<text:tab/><text:tab/><text:tab/><text:tab/>;home directory of S/MIME public key files</text:p>
            <text:p text:style-name="P26">opensslcommand = /usr/bin/openssl</text:p>
            <text:p text:style-name="P26">defaultcipher = DES3<text:tab/><text:tab/><text:tab/><text:tab/>;DES3|AES128|AES192|AES256</text:p>
            <text:p text:style-name="P26"><text:soft-page-break/>extractkey= no<text:tab/><text:tab/><text:tab/><text:tab/><text:tab/>;automatically scan emails and extract smime public keys to 'keyextractdir'</text:p>
            <text:p text:style-name="P26">keyextractdir=~/.smime/extract</text:p>
            <text:p text:style-name="P26"></text:p>
            <text:p text:style-name="P26">[smimeuser]</text:p>
            <text:p text:style-name="P26">smime.user@domain.com = user.pem[,cipher]<text:tab/>;public S/MIME key file [,used cipher, see defaultcipher]</text:p>
          </table:table-cell>
        </table:table-row>
      </table:table>
      <text:h text:style-name="P18" text:outline-level="2">Daemon <text:span text:style-name="T6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6">[daemon]</text:p>
            <text:p text:style-name="P26">host = 127.0.0.1<text:tab/><text:tab/><text:tab/><text:tab/>;smtp host</text:p>
            <text:p text:style-name="P26">port = 10025 <text:s text:c="3"/><text:tab/><text:tab/><text:tab/><text:tab/>;smtp port</text:p>
          </table:table-cell>
        </table:table-row>
      </table:table>
      <text:p text:style-name="P14"/>
      <text:h text:style-name="P21" text:outline-level="1">Key Managment</text:h>
      <text:h text:style-name="P17" text:outline-level="2">PGP</text:h>
      <text:p text:style-name="P7">todo</text:p>
      <text:h text:style-name="P17" text:outline-level="2">SMIME</text:h>
      <text:p text:style-name="P7">Todo</text:p>
      <text:h text:style-name="Heading_20_1" text:outline-level="1">Integrating the gpgmailencrypt in postfix</text:h>
      <text:p text:style-name="P15">Install and configure gpgmailencrypt as daemon.</text:p>
      <text:p text:style-name="P15">/<text:span text:style-name="T7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9">[mailserver]</text:p>
            <text:p text:style-name="P29">host = 127.0.0.1</text:p>
            <text:p text:style-name="P29">port = 10025</text:p>
            <text:p text:style-name="P29">[daemon]</text:p>
            <text:p text:style-name="P29">host = 127.0.0.1 <text:s/></text:p>
            <text:p text:style-name="P29">port = 10028</text:p>
          </table:table-cell>
        </table:table-row>
      </table:table>
      <text:p text:style-name="P15"/>
      <text:p text:style-name="P15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8">content_filter=gpgmailencrypt:[127.0.0.1]:10028</text:p>
          </table:table-cell>
        </table:table-row>
      </table:table>
      <text:p text:style-name="P15"/>
      <text:p text:style-name="P15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29">localhost:10025 inet n - n - - <text:s/>smtpd </text:p>
            <text:p text:style-name="P29"><text:soft-page-break/><text:s text:c="8"/>-o content_filter=</text:p>
            <text:p text:style-name="P29"><text:s text:c="8"/>-o mynetworks=127.0.0.0/8</text:p>
            <text:p text:style-name="P29"><text:s text:c="8"/>-o receive_override_options=no_unknown_recipient_checks</text:p>
            <text:p text:style-name="P29"><text:s text:c="8"/>-o smtpd_recipient_restrictions=permit_mynetworks,reject_unauth_destination</text:p>
            <text:p text:style-name="P29"><text:s text:c="8"/>-o smtpd_authorized_xforward_hosts=127.0.0.0/8</text:p>
            <text:p text:style-name="P29"/>
            <text:p text:style-name="P28">gpgmailencrypt unix - - n - 2 smtp </text:p>
            <text:p text:style-name="P28"><text:s text:c="8"/>-o smtp_data_done_timeout=1800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953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-</text:span><text:page-number text:select-page="current">4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7-13T16:23:53.868790173</dc:date>
    <dc:creator>Horst Knorr</dc:creator>
    <meta:editing-duration>PT1H40M7S</meta:editing-duration>
    <meta:editing-cycles>15</meta:editing-cycles>
    <meta:generator>LibreOffice/4.2.8.2$Linux_X86_64 LibreOffice_project/420m0$Build-2</meta:generator>
    <meta:document-statistic meta:table-count="13" meta:image-count="0" meta:object-count="0" meta:page-count="4" meta:paragraph-count="92" meta:word-count="378" meta:character-count="3062" meta:non-whitespace-character-count="2613"/>
  </office:meta>
</office:document-meta>
</file>